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cument.querySelectorAll(‘nav a’).forEach(link =&gt; {</text:p>
      <text:p text:style-name="Normal"><text:s text:c="2"/>Link.addEventListener(‘click’, e =&gt; {</text:p>
      <text:p text:style-name="Normal"><text:s text:c="4"/>e.preventDefault();</text:p>
      <text:p text:style-name="Normal"><text:s text:c="4"/>const target = document.querySelector(link.getAttribute(‘href’));</text:p>
      <text:p text:style-name="Normal"><text:s text:c="4"/>if(target) target.scrollIntoView({behavior:’smooth’});</text:p>
      <text:p text:style-name="Normal"><text:s text:c="2"/>});</text:p>
      <text:p text:style-name="Normal">})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han Khan</meta:initial-creator>
    <dc:creator>Rehan Khan</dc:creator>
    <meta:creation-date>2025-08-31T04:31:00Z</meta:creation-date>
    <dc:date>2025-08-31T04:31:00Z</dc:date>
    <meta:template xlink:href="Normal.dotm" xlink:type="simple"/>
    <meta:editing-cycles>2</meta:editing-cycles>
    <meta:editing-duration>PT120S</meta:editing-duration>
    <meta:document-statistic meta:page-count="1" meta:paragraph-count="1" meta:word-count="38" meta:character-count="256" meta:row-count="1" meta:non-whitespace-character-count="219"/>
  </office:meta>
</office:document-meta>
</file>